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8pt" style:font-size-asian="8pt" style:font-size-complex="8pt"/>
    </style:style>
    <style:style style:name="T13" style:parent-style-name="DefaultParagraphFont" style:family="text">
      <style:text-properties style:font-name-complex="Arial" fo:font-weight="bold" style:font-weight-asian="bold"/>
    </style:style>
    <style:style style:name="P14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5" style:parent-style-name="Normal" style:family="paragraph">
      <style:text-properties fo:font-weight="bold" style:font-weight-asian="bold" fo:font-size="8pt" style:font-size-asian="8pt" style:font-size-complex="8pt"/>
    </style:style>
    <style:style style:name="P16" style:parent-style-name="Normal" style:family="paragraph">
      <style:paragraph-properties fo:text-align="center">
        <style:tab-stops>
          <style:tab-stop style:type="left" style:position="1.7722in"/>
        </style:tab-stops>
      </style:paragraph-properties>
      <style:text-properties style:font-name-complex="Arial" fo:font-weight="bold" style:font-weight-asian="bold"/>
    </style:style>
    <style:style style:name="P17" style:parent-style-name="Normal" style:family="paragraph">
      <style:paragraph-properties fo:text-align="center">
        <style:tab-stops>
          <style:tab-stop style:type="left" style:position="1.7722in"/>
        </style:tab-stops>
      </style:paragraph-properties>
      <style:text-properties style:font-name-complex="Arial" fo:font-weight="bold" style:font-weight-asian="bold"/>
    </style:style>
    <style:style style:name="P18" style:parent-style-name="Normal" style:family="paragraph">
      <style:paragraph-properties fo:text-align="center">
        <style:tab-stops>
          <style:tab-stop style:type="left" style:position="1.7722in"/>
        </style:tab-stops>
      </style:paragraph-properties>
      <style:text-properties style:font-name-complex="Arial" fo:font-weight="bold" style:font-weight-asian="bold"/>
    </style:style>
    <style:style style:name="P19" style:parent-style-name="Normal" style:family="paragraph">
      <style:paragraph-properties fo:text-align="center">
        <style:tab-stops>
          <style:tab-stop style:type="left" style:position="1.7722in"/>
        </style:tab-stops>
      </style:paragraph-properties>
      <style:text-properties style:font-name-complex="Arial" fo:font-weight="bold" style:font-weight-asian="bold" fo:font-size="8pt" style:font-size-asian="8pt" style:font-size-complex="8pt"/>
    </style:style>
    <style:style style:name="TableColumn21" style:family="table-column">
      <style:table-column-properties style:column-width="1.0763in" style:use-optimal-column-width="false"/>
    </style:style>
    <style:style style:name="TableColumn22" style:family="table-column">
      <style:table-column-properties style:column-width="0.2784in" style:use-optimal-column-width="false"/>
    </style:style>
    <style:style style:name="TableColumn23" style:family="table-column">
      <style:table-column-properties style:column-width="0.6451in" style:use-optimal-column-width="false"/>
    </style:style>
    <style:style style:name="TableColumn24" style:family="table-column">
      <style:table-column-properties style:column-width="0.2409in" style:use-optimal-column-width="false"/>
    </style:style>
    <style:style style:name="TableColumn25" style:family="table-column">
      <style:table-column-properties style:column-width="0.2951in" style:use-optimal-column-width="false"/>
    </style:style>
    <style:style style:name="TableColumn26" style:family="table-column">
      <style:table-column-properties style:column-width="0.5909in" style:use-optimal-column-width="false"/>
    </style:style>
    <style:style style:name="TableColumn27" style:family="table-column">
      <style:table-column-properties style:column-width="0.7875in" style:use-optimal-column-width="false"/>
    </style:style>
    <style:style style:name="TableColumn28" style:family="table-column">
      <style:table-column-properties style:column-width="0.8854in" style:use-optimal-column-width="false"/>
    </style:style>
    <style:style style:name="TableColumn29" style:family="table-column">
      <style:table-column-properties style:column-width="0.6895in" style:use-optimal-column-width="false"/>
    </style:style>
    <style:style style:name="TableColumn30" style:family="table-column">
      <style:table-column-properties style:column-width="0.0979in" style:use-optimal-column-width="false"/>
    </style:style>
    <style:style style:name="TableColumn31" style:family="table-column">
      <style:table-column-properties style:column-width="0.6895in" style:use-optimal-column-width="false"/>
    </style:style>
    <style:style style:name="TableColumn32" style:family="table-column">
      <style:table-column-properties style:column-width="0.6347in" style:use-optimal-column-width="false"/>
    </style:style>
    <style:style style:name="Table20" style:family="table">
      <style:table-properties style:width="6.9118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76923C" fo:background-color="#9BBB59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justify">
        <style:tab-stops>
          <style:tab-stop style:type="left" style:position="1.7722in"/>
        </style:tab-stops>
      </style:paragraph-properties>
      <style:text-properties style:font-name-complex="Arial" fo:font-weight="bold" style:font-weight-asian="bold" style:font-weight-complex="bold" fo:font-size="10pt" style:font-size-asian="10pt" style:font-size-complex="10pt"/>
    </style:style>
    <style:style style:name="TableCell36" style:family="table-cell">
      <style:table-cell-properties fo:border="0.0069in solid #76923C" fo:background-color="#9BBB59" style:writing-mode="lr-tb" fo:padding-top="0in" fo:padding-left="0.075in" fo:padding-bottom="0in" fo:padding-right="0.075in"/>
    </style:style>
    <style:style style:name="P37" style:parent-style-name="Normal" style:family="paragraph">
      <style:paragraph-properties>
        <style:tab-stops>
          <style:tab-stop style:type="left" style:position="1.7722in"/>
        </style:tab-stops>
      </style:paragraph-properties>
    </style:style>
    <style:style style:name="T38" style:parent-style-name="DefaultParagraphFont" style:family="text">
      <style:text-properties style:font-name-complex="Arial" style:font-weight-complex="bold"/>
    </style:style>
    <style:style style:name="T39" style:parent-style-name="DefaultParagraphFont" style:family="text">
      <style:text-properties style:font-name-complex="Arial" style:font-weight-complex="bold"/>
    </style:style>
    <style:style style:name="T40" style:parent-style-name="DefaultParagraphFont" style:family="text">
      <style:text-properties style:font-name-complex="Arial" fo:font-weight="bold" style:font-weight-asian="bold" style:font-weight-complex="bold"/>
    </style:style>
    <style:style style:name="TableCell41" style:family="table-cell">
      <style:table-cell-properties fo:border="0.0069in solid #76923C" fo:background-color="#9BBB5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left="0.0381in">
        <style:tab-stops>
          <style:tab-stop style:type="left" style:position="1.734in"/>
        </style:tab-stops>
      </style:paragraph-properties>
    </style:style>
    <style:style style:name="T43" style:parent-style-name="DefaultParagraphFont" style:family="text">
      <style:text-properties fo:font-weight="bold" style:font-weight-asian="bold" style:font-weight-complex="bold" fo:font-size="10pt" style:font-size-asian="10pt" style:font-size-complex="10pt" style:rfc-language-tag="es-ES_tradnl" fo:language="es"/>
    </style:style>
    <style:style style:name="T44" style:parent-style-name="DefaultParagraphFont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45" style:parent-style-name="Estilo7" style:family="text">
      <style:text-properties fo:font-weight="normal" style:font-weight-asian="normal" style:font-weight-complex="bold"/>
    </style:style>
    <style:style style:name="T46" style:parent-style-name="DefaultParagraphFont" style:family="text">
      <style:text-properties fo:font-weight="bold" style:font-weight-asian="bold" style:font-weight-complex="bold" fo:font-size="10pt" style:font-size-asian="10pt" style:font-size-complex="10pt" style:rfc-language-tag="es-ES_tradnl" fo:language="es"/>
    </style:style>
    <style:style style:name="TableRow47" style:family="table-row">
      <style:table-row-properties style:min-row-height="0.1826in" style:use-optimal-row-height="false"/>
    </style:style>
    <style:style style:name="TableCell48" style:family="table-cell">
      <style:table-cell-properties fo:border="0.0069in solid #76923C" fo:background-color="#E6EED5" style:writing-mode="lr-tb" fo:padding-top="0in" fo:padding-left="0.075in" fo:padding-bottom="0in" fo:padding-right="0.075in"/>
    </style:style>
    <style:style style:name="P49" style:parent-style-name="Normal" style:family="paragraph">
      <style:paragraph-properties>
        <style:tab-stops>
          <style:tab-stop style:type="left" style:position="1.7722in"/>
        </style:tab-stops>
      </style:paragraph-properties>
    </style:style>
    <style:style style:name="T50" style:parent-style-name="DefaultParagraphFont" style:family="text">
      <style:text-properties fo:font-weight="bold" style:font-weight-asian="bold" style:font-weight-complex="bold" fo:font-size="10pt" style:font-size-asian="10pt" style:font-size-complex="10pt" style:rfc-language-tag="es-ES_tradnl" fo:language="es"/>
    </style:style>
    <style:style style:name="T51" style:parent-style-name="Estilo8" style:family="text">
      <style:text-properties fo:font-weight="normal" style:font-weight-asian="normal" style:font-weight-complex="bold"/>
    </style:style>
    <style:style style:name="T52" style:parent-style-name="Estilo8" style:family="text">
      <style:text-properties fo:font-weight="normal" style:font-weight-asian="normal" style:font-weight-complex="bold"/>
    </style:style>
    <style:style style:name="TableRow53" style:family="table-row">
      <style:table-row-properties style:min-row-height="0.1951in" style:use-optimal-row-height="false"/>
    </style:style>
    <style:style style:name="TableCell54" style:family="table-cell">
      <style:table-cell-properties fo:border="0.0069in solid #76923C" style:writing-mode="lr-tb" fo:padding-top="0in" fo:padding-left="0.075in" fo:padding-bottom="0in" fo:padding-right="0.075in"/>
    </style:style>
    <style:style style:name="P55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style:font-name-complex="Arial" fo:font-weight="bold" style:font-weight-asian="bold" style:font-weight-complex="bold" fo:font-size="10pt" style:font-size-asian="10pt" style:font-size-complex="10pt"/>
    </style:style>
    <style:style style:name="TableCell56" style:family="table-cell">
      <style:table-cell-properties fo:border="0.0069in solid #76923C" style:writing-mode="lr-tb" fo:padding-top="0in" fo:padding-left="0.075in" fo:padding-bottom="0in" fo:padding-right="0.075in"/>
    </style:style>
    <style:style style:name="P57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style:font-name-complex="Arial" fo:font-weight="bold" style:font-weight-asian="bold" fo:font-size="10pt" style:font-size-asian="10pt" style:font-size-complex="10pt"/>
    </style:style>
    <style:style style:name="TableCell58" style:family="table-cell">
      <style:table-cell-properties fo:border="0.0069in solid #76923C" style:writing-mode="lr-tb" fo:padding-top="0in" fo:padding-left="0.075in" fo:padding-bottom="0in" fo:padding-right="0.075in"/>
    </style:style>
    <style:style style:name="P59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style:font-name-complex="Arial" fo:font-weight="bold" style:font-weight-asian="bold" fo:font-size="10pt" style:font-size-asian="10pt" style:font-size-complex="10pt"/>
    </style:style>
    <style:style style:name="TableCell60" style:family="table-cell">
      <style:table-cell-properties fo:border="0.0069in solid #76923C" style:writing-mode="lr-tb" fo:padding-top="0in" fo:padding-left="0.075in" fo:padding-bottom="0in" fo:padding-right="0.075in"/>
    </style:style>
    <style:style style:name="P61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style:font-name-complex="Arial" fo:font-weight="bold" style:font-weight-asian="bold" fo:font-size="10pt" style:font-size-asian="10pt" style:font-size-complex="10pt"/>
    </style:style>
    <style:style style:name="TableCell62" style:family="table-cell">
      <style:table-cell-properties fo:border="0.0069in solid #76923C" style:writing-mode="lr-tb" fo:padding-top="0in" fo:padding-left="0.075in" fo:padding-bottom="0in" fo:padding-right="0.075in"/>
    </style:style>
    <style:style style:name="P63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style:font-name-complex="Arial" fo:font-weight="bold" style:font-weight-asian="bold" fo:font-size="10pt" style:font-size-asian="10pt" style:font-size-complex="10pt"/>
    </style:style>
    <style:style style:name="TableCell64" style:family="table-cell">
      <style:table-cell-properties fo:border="0.0069in solid #76923C" style:writing-mode="lr-tb" fo:padding-top="0in" fo:padding-left="0.075in" fo:padding-bottom="0in" fo:padding-right="0.075in"/>
    </style:style>
    <style:style style:name="P65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style:font-name-complex="Arial" fo:font-weight="bold" style:font-weight-asian="bold" fo:font-size="10pt" style:font-size-asian="10pt" style:font-size-complex="10pt"/>
    </style:style>
    <style:style style:name="TableRow66" style:family="table-row">
      <style:table-row-properties style:min-row-height="0.0631in" style:use-optimal-row-height="false"/>
    </style:style>
    <style:style style:name="TableCell67" style:family="table-cell">
      <style:table-cell-properties fo:border="0.0069in solid #76923C" fo:background-color="#E6EED5" style:writing-mode="lr-tb" fo:padding-top="0in" fo:padding-left="0.075in" fo:padding-bottom="0in" fo:padding-right="0.075in"/>
    </style:style>
    <style:style style:name="P68" style:parent-style-name="Normal" style:family="paragraph">
      <style:paragraph-properties>
        <style:tab-stops>
          <style:tab-stop style:type="left" style:position="1.7722in"/>
        </style:tab-stops>
      </style:paragraph-properties>
    </style:style>
    <style:style style:name="T69" style:parent-style-name="DefaultParagraphFont" style:family="text">
      <style:text-properties style:font-name-complex="Arial" fo:font-weight="bold" style:font-weight-asian="bold" style:font-weight-complex="bold" fo:font-size="10pt" style:font-size-asian="10pt" style:font-size-complex="10pt"/>
    </style:style>
    <style:style style:name="T70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71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72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73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74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75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76923C" style:writing-mode="lr-tb" fo:padding-top="0in" fo:padding-left="0.075in" fo:padding-bottom="0in" fo:padding-right="0.075in"/>
    </style:style>
    <style:style style:name="P78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style:font-name-complex="Arial" fo:font-weight="bold" style:font-weight-asian="bold" style:font-weight-complex="bold" fo:font-size="10pt" style:font-size-asian="10pt" style:font-size-complex="10pt"/>
    </style:style>
    <style:style style:name="TableCell79" style:family="table-cell">
      <style:table-cell-properties fo:border="0.0069in solid #76923C" style:writing-mode="lr-tb" fo:padding-top="0in" fo:padding-left="0.075in" fo:padding-bottom="0in" fo:padding-right="0.075in"/>
    </style:style>
    <style:style style:name="P80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style:font-name-complex="Arial" fo:font-weight="bold" style:font-weight-asian="bold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76923C" fo:background-color="#E6EED5" style:writing-mode="lr-tb" fo:padding-top="0in" fo:padding-left="0.075in" fo:padding-bottom="0in" fo:padding-right="0.075in"/>
    </style:style>
    <style:style style:name="P83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style:font-name-complex="Arial" fo:font-weight="bold" style:font-weight-asian="bold" style:font-weight-complex="bold" fo:font-size="10pt" style:font-size-asian="10pt" style:font-size-complex="10pt"/>
    </style:style>
    <style:style style:name="TableCell84" style:family="table-cell">
      <style:table-cell-properties fo:border="0.0069in solid #76923C" fo:background-color="#E6EED5" style:writing-mode="lr-tb" fo:padding-top="0in" fo:padding-left="0.075in" fo:padding-bottom="0in" fo:padding-right="0.075in"/>
    </style:style>
    <style:style style:name="P85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style:font-name-complex="Arial" fo:font-weight="bold" style:font-weight-asian="bold" fo:font-size="10pt" style:font-size-asian="10pt" style:font-size-complex="10pt"/>
    </style:style>
    <style:style style:name="TableCell86" style:family="table-cell">
      <style:table-cell-properties fo:border="0.0069in solid #76923C" fo:background-color="#E6EED5" style:writing-mode="lr-tb" fo:padding-top="0in" fo:padding-left="0.075in" fo:padding-bottom="0in" fo:padding-right="0.075in"/>
    </style:style>
    <style:style style:name="P87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style:font-name-complex="Arial" fo:font-weight="bold" style:font-weight-asian="bold" fo:font-size="10pt" style:font-size-asian="10pt" style:font-size-complex="10pt"/>
    </style:style>
    <style:style style:name="TableCell88" style:family="table-cell">
      <style:table-cell-properties fo:border="0.0069in solid #76923C" fo:background-color="#E6EED5" style:writing-mode="lr-tb" fo:padding-top="0in" fo:padding-left="0.075in" fo:padding-bottom="0in" fo:padding-right="0.075in"/>
    </style:style>
    <style:style style:name="P89" style:parent-style-name="Normal" style:family="paragraph">
      <style:paragraph-properties>
        <style:tab-stops>
          <style:tab-stop style:type="left" style:position="1.7722in"/>
        </style:tab-stops>
      </style:paragraph-properties>
    </style:style>
    <style:style style:name="T90" style:parent-style-name="DefaultParagraphFont" style:family="text">
      <style:text-properties fo:font-weight="bold" style:font-weight-asian="bold" fo:font-size="8pt" style:font-size-asian="8pt" style:font-size-complex="8pt"/>
    </style:style>
    <style:style style:name="P91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92" style:parent-style-name="Normal" style:family="paragraph">
      <style:paragraph-properties fo:text-align="justify" fo:margin-bottom="0.1666in">
        <style:tab-stops>
          <style:tab-stop style:type="left" style:position="0.1972in"/>
        </style:tab-stops>
      </style:paragraph-properties>
      <style:text-properties fo:font-size="10pt" style:font-size-asian="10pt" style:font-size-complex="10pt"/>
    </style:style>
    <style:style style:name="TableColumn94" style:family="table-column">
      <style:table-column-properties style:column-width="0.6312in" style:use-optimal-column-width="false"/>
    </style:style>
    <style:style style:name="TableColumn95" style:family="table-column">
      <style:table-column-properties style:column-width="0.7284in" style:use-optimal-column-width="false"/>
    </style:style>
    <style:style style:name="TableColumn96" style:family="table-column">
      <style:table-column-properties style:column-width="1.127in" style:use-optimal-column-width="false"/>
    </style:style>
    <style:style style:name="TableColumn97" style:family="table-column">
      <style:table-column-properties style:column-width="4.1354in" style:use-optimal-column-width="false"/>
    </style:style>
    <style:style style:name="Table93" style:family="table">
      <style:table-properties style:width="6.6222in" style:rel-width="97.62%" fo:margin-left="0in" table:align="center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76923C" fo:background-color="#9BBB59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top="0.0277in" fo:margin-bottom="0.0277in"/>
      <style:text-properties fo:font-weight="bold" style:font-weight-asian="bold" fo:font-size="10pt" style:font-size-asian="10pt" style:font-size-complex="10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76923C" style:writing-mode="lr-tb" fo:padding-top="0in" fo:padding-left="0.075in" fo:padding-bottom="0in" fo:padding-right="0.075in"/>
    </style:style>
    <style:style style:name="P103" style:parent-style-name="BodyText2" style:family="paragraph">
      <style:paragraph-properties fo:text-align="justify" fo:margin-top="0.0833in" fo:line-height="0.1666in"/>
      <style:text-properties fo:font-weight="bold" style:font-weight-asian="bold" fo:font-size="9pt" style:font-size-asian="9pt" style:font-size-complex="9pt"/>
    </style:style>
    <style:style style:name="TableCell104" style:family="table-cell">
      <style:table-cell-properties fo:border="0.0069in solid #76923C" style:writing-mode="lr-tb" fo:padding-top="0in" fo:padding-left="0.075in" fo:padding-bottom="0in" fo:padding-right="0.075in"/>
    </style:style>
    <style:style style:name="P105" style:parent-style-name="BodyText2" style:family="paragraph">
      <style:paragraph-properties fo:text-align="justify" fo:margin-top="0.0833in" fo:line-height="0.1666in"/>
      <style:text-properties fo:font-weight="bold" style:font-weight-asian="bold"/>
    </style:style>
    <style:style style:name="TableCell106" style:family="table-cell">
      <style:table-cell-properties fo:border="0.0069in solid #76923C" style:writing-mode="lr-tb" fo:padding-top="0in" fo:padding-left="0.075in" fo:padding-bottom="0in" fo:padding-right="0.075in"/>
    </style:style>
    <style:style style:name="P107" style:parent-style-name="BodyText2" style:family="paragraph">
      <style:paragraph-properties fo:text-align="justify" fo:margin-top="0.0833in" fo:line-height="0.1666in"/>
      <style:text-properties fo:font-weight="bold" style:font-weight-asian="bold" fo:font-size="9pt" style:font-size-asian="9pt" style:font-size-complex="9pt"/>
    </style:style>
    <style:style style:name="TableCell108" style:family="table-cell">
      <style:table-cell-properties fo:border="0.0069in solid #76923C" style:writing-mode="lr-tb" fo:padding-top="0in" fo:padding-left="0.075in" fo:padding-bottom="0in" fo:padding-right="0.075in"/>
    </style:style>
    <style:style style:name="P109" style:parent-style-name="BodyText2" style:family="paragraph">
      <style:paragraph-properties fo:text-align="justify" fo:margin-top="0.0833in" fo:line-height="0.1666in"/>
    </style:style>
    <style:style style:name="T110" style:parent-style-name="DefaultParagraphFont" style:family="text">
      <style:text-properties fo:font-size="8pt" style:font-size-asian="8pt" style:font-size-complex="8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76923C" style:writing-mode="lr-tb" fo:padding-top="0in" fo:padding-left="0.075in" fo:padding-bottom="0in" fo:padding-right="0.075in"/>
    </style:style>
    <style:style style:name="P113" style:parent-style-name="BodyText2" style:family="paragraph">
      <style:paragraph-properties fo:text-align="justify" fo:margin-top="0.0833in" fo:line-height="0.1666in"/>
      <style:text-properties fo:font-weight="bold" style:font-weight-asian="bold"/>
    </style:style>
    <style:style style:name="P114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15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16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17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18" style:parent-style-name="Normal" style:family="paragraph">
      <style:text-properties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119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20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21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22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23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24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25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26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27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28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29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30" style:parent-style-name="Normal" style:family="paragraph">
      <style:text-properties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131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32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33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34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35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36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37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38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39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40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41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42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43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44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45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46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47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48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49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50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51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52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53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54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55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56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57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58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59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60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61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62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63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64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65" style:parent-style-name="Normal" style:family="paragraph">
      <style:text-properties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166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67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68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69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70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71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72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73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74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75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76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77" style:parent-style-name="Normal" style:family="paragraph">
      <style:text-properties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178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79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80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81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82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83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84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85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86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87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88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89" style:parent-style-name="Normal" style:family="paragraph">
      <style:text-properties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T190" style:parent-style-name="DefaultParagraphFont" style:family="text">
      <style:text-properties style:font-name-complex="Arial" style:font-style-complex="italic" fo:font-size="10pt" style:font-size-asian="10pt" style:font-size-complex="10pt"/>
    </style:style>
    <style:style style:name="P191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92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93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194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95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96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97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98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199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200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201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202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203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204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205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206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207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208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209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210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211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212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213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214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215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216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217" style:parent-style-name="Normal" style:family="paragraph">
      <style:text-properties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218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19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20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21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22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23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24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25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26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27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28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229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30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31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32" style:parent-style-name="Normal" style:family="paragraph">
      <style:text-properties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233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34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35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36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37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38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39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40" style:parent-style-name="Normal" style:family="paragraph">
      <style:text-properties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241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42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43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44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45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46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47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48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49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50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51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52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53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54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55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56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57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58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59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60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61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T262" style:parent-style-name="DefaultParagraphFont" style:family="text">
      <style:text-properties style:font-name-complex="Arial" style:font-style-complex="italic" fo:font-size="10pt" style:font-size-asian="10pt" style:font-size-complex="10pt"/>
    </style:style>
    <style:style style:name="P263" style:parent-style-name="Normal" style:family="paragraph">
      <style:text-properties style:font-name-complex="Arial" fo:font-weight="bold" style:font-weight-asian="bold" style:font-weight-complex="bold" fo:font-style="italic" style:font-style-asian="italic" fo:font-size="10pt" style:font-size-asian="10pt" style:font-size-complex="10pt"/>
    </style:style>
    <style:style style:name="P264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265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66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67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68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69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70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71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72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73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274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75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76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77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78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79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80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81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82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83" style:parent-style-name="Normal" style:family="paragraph">
      <style:text-properties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284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85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86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87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88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89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90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91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92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93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94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95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96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97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98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299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00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01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02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03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04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05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06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07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08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09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10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11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12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13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14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15" style:parent-style-name="Normal" style:family="paragraph">
      <style:text-properties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316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17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18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19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20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21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22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23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24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25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26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27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28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29" style:parent-style-name="Normal" style:family="paragraph">
      <style:text-properties style:font-name-complex="Arial" fo:font-style="italic" style:font-style-asian="italic" fo:font-size="10pt" style:font-size-asian="10pt" style:font-size-complex="10pt"/>
    </style:style>
    <style:style style:name="P330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31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32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33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34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35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36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37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38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39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40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41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42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43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44" style:parent-style-name="Normal" style:family="paragraph">
      <style:text-properties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345" style:parent-style-name="Normal" style:family="paragraph">
      <style:text-properties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346" style:parent-style-name="Normal" style:family="paragraph">
      <style:text-properties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347" style:parent-style-name="Normal" style:family="paragraph">
      <style:text-properties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348" style:parent-style-name="Normal" style:family="paragraph">
      <style:text-properties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349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50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51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52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53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54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55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56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57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58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59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60" style:parent-style-name="Normal" style:family="paragraph">
      <style:text-properties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361" style:parent-style-name="Normal" style:family="paragraph">
      <style:text-properties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362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63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64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65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66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67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68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69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70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71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72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73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74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75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76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77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78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79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80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81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82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name="P383" style:parent-style-name="Normal" style:family="paragraph">
      <style:text-properties style:font-name-complex="Arial" style:font-style-complex="italic" fo:font-size="10pt" style:font-size-asian="10pt" style:font-size-complex="10pt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gradient" draw:fill-gradient-name="a3" draw:stroke="solid" svg:stroke-width="0.01389in" svg:stroke-color="#8064a2" svg:stroke-opacity="100%" draw:stroke-linejoin="round" style:horizontal-rel="paragraph" style:vertical-rel="paragraph" style:horizontal-pos="from-left" style:vertical-pos="from-top" draw:shadow="visible" draw:shadow-offset-x="0.01389in" draw:shadow-offset-y="0.02778in" draw:shadow-color="#403152" draw:shadow-opacity="100%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solid" draw:fill-color="#4f81bd" draw:opacity="100%" draw:stroke="solid" svg:stroke-width="0.02778in" svg:stroke-color="#385d8a" svg:stroke-opacity="100%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<text:span text:style-name="T13"><draw:custom-shape svg:x="0.09722in" svg:y="0.08403in" svg:width="6.55833in" svg:height="0.57847in" draw:z-index="251658240" draw:id="id0" draw:style-name="a4" draw:name="Oval 2" text:anchor-type="paragraph"><svg:title/><svg:desc/><text:p text:style-name="P14">SEN28-INFORME DE PRUEBA<text:s/>TEÓRICA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15"/>
      <text:p text:style-name="P16"/>
      <text:p text:style-name="P17"/>
      <text:p text:style-name="P18"/>
      <text:p text:style-name="P19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 table:number-columns-spanned="2">
            <text:p text:style-name="P35">CÓDIGO CURSO:</text:p>
          </table:table-cell>
          <table:covered-table-cell/>
          <table:table-cell table:style-name="TableCell36" table:number-columns-spanned="2">
            <text:p text:style-name="P37"><text:span text:style-name="T38">20/1</text:span><text:span text:style-name="T39">0</text:span><text:span text:style-name="T40">46</text:span></text:p>
          </table:table-cell>
          <table:covered-table-cell/>
          <table:table-cell table:style-name="TableCell41" table:number-columns-spanned="8">
            <text:p text:style-name="P42"><text:span text:style-name="T43">AÑO PROGRAMACIÓN:</text:span><text:span text:style-name="T44"><text:s text:c="2"/></text:span><text:span text:style-name="T45"><text:drop-down text:name="Año de programacion"><text:label text:value="2014"/><text:label text:value="2015"/><text:label text:value="2016"/><text:label text:value="2017"/><text:label text:value="2018"/><text:label text:value="2019"/><text:label text:value="2020" text:current-selected="true"/><text:label text:value="2021"/><text:label text:value="2022"/><text:label text:value="2023"/>2020</text:drop-down></text:span><text:span text:style-name="T46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 table:number-columns-spanned="12">
            <text:p text:style-name="P49"><text:span text:style-name="T50">PROGRAMA FORMATIVO: <text:s/></text:span><text:span text:style-name="T51">FDE</text:span><text:span text:style-name="T52"><text:s/>202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3">
          <table:table-cell table:style-name="TableCell54">
            <text:p text:style-name="P55">EXPEDIENTE:</text:p>
          </table:table-cell>
          <table:table-cell table:style-name="TableCell56" table:number-columns-spanned="5">
            <text:p text:style-name="P57"/>
          </table:table-cell>
          <table:covered-table-cell/>
          <table:covered-table-cell/>
          <table:covered-table-cell/>
          <table:covered-table-cell/>
          <table:table-cell table:style-name="TableCell58">
            <text:p text:style-name="P59">ACCIÓN:</text:p>
          </table:table-cell>
          <table:table-cell table:style-name="TableCell60">
            <text:p text:style-name="P61"/>
          </table:table-cell>
          <table:table-cell table:style-name="TableCell62" table:number-columns-spanned="2">
            <text:p text:style-name="P63">GRUPO:</text:p>
          </table:table-cell>
          <table:covered-table-cell/>
          <table:table-cell table:style-name="TableCell64" table:number-columns-spanned="2">
            <text:p text:style-name="P65"/>
          </table:table-cell>
          <table:covered-table-cell/>
        </table:table-row>
        <table:table-row table:style-name="TableRow66">
          <table:table-cell table:style-name="TableCell67" table:number-columns-spanned="12">
            <text:p text:style-name="P68"><text:span text:style-name="T69">NOMBRE ACCIÓN FORMATIVA</text:span><text:span text:style-name="T70"><text:s/>IFCT0</text:span><text:span text:style-name="T71">91</text:span><text:span text:style-name="T72">PO<text:s/></text:span><text:span text:style-name="T73">Programacion páginas web J</text:span><text:span text:style-name="T74">avascript</text:span><text:span text:style-name="T75"><text:s/>y ph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6">
          <table:table-cell table:style-name="TableCell77" table:number-columns-spanned="3">
            <text:p text:style-name="P78">FECHAS DE IMPARTICIÓN:</text:p>
          </table:table-cell>
          <table:covered-table-cell/>
          <table:covered-table-cell/>
          <table:table-cell table:style-name="TableCell79" table:number-columns-spanned="9">
            <text:p text:style-name="P80">30/03/2022 al 22/04/202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1">
          <table:table-cell table:style-name="TableCell82" table:number-columns-spanned="5">
            <text:p text:style-name="P83">CENTRO DE FORMACIÓN/ENTIDAD</text:p>
          </table:table-cell>
          <table:covered-table-cell/>
          <table:covered-table-cell/>
          <table:covered-table-cell/>
          <table:covered-table-cell/>
          <table:table-cell table:style-name="TableCell84" table:number-columns-spanned="4">
            <text:p text:style-name="P85">Narciso Calderón Valencia</text:p>
          </table:table-cell>
          <table:covered-table-cell/>
          <table:covered-table-cell/>
          <table:covered-table-cell/>
          <table:table-cell table:style-name="TableCell86" table:number-columns-spanned="2">
            <text:p text:style-name="P87">CENSO:</text:p>
          </table:table-cell>
          <table:covered-table-cell/>
          <table:table-cell table:style-name="TableCell88">
            <text:p text:style-name="P89"><text:span text:style-name="T90">27304</text:span></text:p>
          </table:table-cell>
        </table:table-row>
      </table:table>
      <text:p text:style-name="P91"/>
      <text:p text:style-name="P92">Se incorporará un apartado por cada uno de los módulos o unidades formativas a describir y que componen la unidad formativa:</text:p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 table:number-columns-spanned="4">
            <text:p text:style-name="P100">MÓDULO<text:s/>FORMATIVO<text:s/>o UNIDAD FORMATIVA<text:s/></text:p>
          </table:table-cell>
          <table:covered-table-cell/>
          <table:covered-table-cell/>
          <table:covered-table-cell/>
        </table:table-row>
        <table:table-row table:style-name="TableRow101">
          <table:table-cell table:style-name="TableCell102">
            <text:p text:style-name="P103">Código<text:s/>MF/UF: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Denominación:</text:p>
          </table:table-cell>
          <table:table-cell table:style-name="TableCell108">
            <text:p text:style-name="P109"><text:span text:style-name="T110">IFCT091PO Programación páginas web Javascript y php</text:span></text:p>
          </table:table-cell>
        </table:table-row>
        <table:table-row table:style-name="TableRow111">
          <table:table-cell table:style-name="TableCell112" table:number-columns-spanned="4">
            <text:p text:style-name="P113">Formador/a<text:s/>o responsable:<text:s/>José Manuel Aroca Fernández</text:p>
          </table:table-cell>
          <table:covered-table-cell/>
          <table:covered-table-cell/>
          <table:covered-table-cell/>
        </table:table-row>
      </table:table>
      <text:p text:style-name="P114"/>
      <text:p text:style-name="P115">Nombre del alumno:<text:s/></text:p>
      <text:p text:style-name="P116">Total preguntas:15: Respuestas correctas: <text:s text:c="8"/>Nota final:<text:s/><text:s text:c="2"/></text:p>
      <text:p text:style-name="P117"/>
      <text:p text:style-name="P118">1. Elige la respuesta más cierta. <text:s/>El lenguaje javascript nos permite modificar:</text:p>
      <text:p text:style-name="P119"/>
      <text:p text:style-name="P120">a) <text:s/>La estructura y contenido de una página web.</text:p>
      <text:p text:style-name="P121"/>
      <text:p text:style-name="P122">b) La presentación de una página web.</text:p>
      <text:p text:style-name="P123"/>
      <text:p text:style-name="P124">c) La estructura, contenido y presentación de una página web</text:p>
      <text:p text:style-name="P125"/>
      <text:p text:style-name="P126">d) Ninguna de las anteriores es correcta.</text:p>
      <text:p text:style-name="P127"/>
      <text:p text:style-name="P128"><text:s/></text:p>
      <text:p text:style-name="P129"/>
      <text:p text:style-name="P130"><text:s/>2. Indica que declaraciones de variables devolverán un error y cuales son correctas.<text:s/></text:p>
      <text:p text:style-name="P131"/>
      <text:p text:style-name="P132">var $animal;</text:p>
      <text:p text:style-name="P133"/>
      <text:p text:style-name="P134">var e=f=g=h=0;</text:p>
      <text:p text:style-name="P135"/>
      <text:p text:style-name="P136">var 1animal;</text:p>
      <text:p text:style-name="P137"/>
      <text:p text:style-name="P138">var operacion-suma;</text:p>
      <text:p text:style-name="P139"/>
      <text:p text:style-name="P140">var var;</text:p>
      <text:p text:style-name="P141"/>
      <text:p text:style-name="P142">var nombre persona;</text:p>
      <text:p text:style-name="P143"/>
      <text:p text:style-name="P144">var num3ro;</text:p>
      <text:p text:style-name="P145"/>
      <text:p text:style-name="P146"><text:s/></text:p>
      <text:p text:style-name="P147"/>
      <text:p text:style-name="P148"/>
      <text:p text:style-name="P149"/>
      <text:p text:style-name="P150"/>
      <text:p text:style-name="P151"/>
      <text:p text:style-name="P152"/>
      <text:soft-page-break/>
      <text:p text:style-name="P153">3. ¿Qué instrucción es correcta para hacer comentarios en javascript?</text:p>
      <text:p text:style-name="P154"/>
      <text:p text:style-name="P155">a) ctrl + Ç</text:p>
      <text:p text:style-name="P156"/>
      <text:p text:style-name="P157">b) //</text:p>
      <text:p text:style-name="P158"/>
      <text:p text:style-name="P159">c) &lt;!– –&gt;</text:p>
      <text:p text:style-name="P160"/>
      <text:p text:style-name="P161">d) \\</text:p>
      <text:p text:style-name="P162"/>
      <text:p text:style-name="P163"><text:s/></text:p>
      <text:p text:style-name="P164"/>
      <text:p text:style-name="P165">4. Hay una afirmación falsa. ¿Cuál?</text:p>
      <text:p text:style-name="P166"/>
      <text:p text:style-name="P167">a) Javascript distingue mayúsculas y minúsculas.</text:p>
      <text:p text:style-name="P168"/>
      <text:p text:style-name="P169">b) En Javascript es obligatorio terminar todas las sentencias con «;”</text:p>
      <text:p text:style-name="P170"/>
      <text:p text:style-name="P171">c) Javascript es un lenguaje de lado cliente.</text:p>
      <text:p text:style-name="P172"/>
      <text:p text:style-name="P173">d) En Javascript una variable puede cambiar de tipo numérica a «string”<text:s/>y viceversa.</text:p>
      <text:p text:style-name="P174"/>
      <text:p text:style-name="P175"><text:s/></text:p>
      <text:p text:style-name="P176"/>
      <text:p text:style-name="P177">5. Hay una declaración errónea. ¿Cuál?</text:p>
      <text:p text:style-name="P178"/>
      <text:p text:style-name="P179">a) var nodo = document.querySelectorAll(‘input[type=“text”]’);</text:p>
      <text:p text:style-name="P180"/>
      <text:p text:style-name="P181">b) var nodo1 = document.querySelectorAll(“input[type=’text’]”);</text:p>
      <text:p text:style-name="P182"/>
      <text:p text:style-name="P183">c) var nodo2 = document.querySelectorAll(‘input[type=/”text/”]’);</text:p>
      <text:p text:style-name="P184"/>
      <text:p text:style-name="P185">d) var nodo3 = document.querySelectorAll(‘input[type=\’text\’]’);</text:p>
      <text:p text:style-name="P186"/>
      <text:p text:style-name="P187"><text:s/></text:p>
      <text:p text:style-name="P188"/>
      <text:p text:style-name="P189">6. Escribe en el recuadro a continuación otra expresión equivalente para <text:s/></text:p>
      <text:p text:style-name="Normal"><text:span text:style-name="T190"><draw:custom-shape svg:x="0.56886in" svg:y="0.04422in" svg:width="3.64861in" svg:height="0.39306in" draw:z-index="251659264" draw:id="id1" draw:style-name="a5" draw:name="Rectangle 1" text:anchor-type="paragraph"><svg:title/><svg:desc/><draw:enhanced-geometry draw:type="non-primitive" svg:viewBox="0 0 21600 21600" draw:enhanced-path="M 0 0 L 21600 0 21600 21600 0 21600 Z N"/></draw:custom-shape></text:span></text:p>
      <text:p text:style-name="P191">i++;<text:s/><text:s text:c="3"/></text:p>
      <text:p text:style-name="P192"/>
      <text:p text:style-name="P193"/>
      <text:p text:style-name="P194"/>
      <text:p text:style-name="P195">7. ¿qué valor escribe en el document la expresión</text:p>
      <text:p text:style-name="P196"/>
      <text:p text:style-name="P197">document.write(1 +<text:s/>“2”<text:s/>+<text:s/>“tigres<text:s/>“);</text:p>
      <text:p text:style-name="P198"/>
      <text:p text:style-name="P199"/>
      <text:p text:style-name="P200"><text:s/></text:p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soft-page-break/>
      <text:p text:style-name="P217">8.Dado el array<text:s/></text:p>
      <text:p text:style-name="P218">semana = [“dilluns”,”dimarts”,”dimecres”,”dijous”,”divendres”];</text:p>
      <text:p text:style-name="P219"/>
      <text:p text:style-name="P220">Hay una afirmación cierta. Indícala.</text:p>
      <text:p text:style-name="P221"/>
      <text:p text:style-name="P222">a) semana[1].length devolverá el valor «dilluns”.</text:p>
      <text:p text:style-name="P223"/>
      <text:p text:style-name="P224">b) semana.length devolverá el valor 4.</text:p>
      <text:p text:style-name="P225"/>
      <text:p text:style-name="P226">c) semana[semana.length] devolverá el valor divendres.</text:p>
      <text:p text:style-name="P227"/>
      <text:p text:style-name="P228">d) semana[semana.length-1] devolverá el valor divendres.</text:p>
      <text:p text:style-name="P229"/>
      <text:p text:style-name="P230"><text:s/></text:p>
      <text:p text:style-name="P231"/>
      <text:p text:style-name="P232">9 Dada la siguiente declaración javascript</text:p>
      <text:p text:style-name="P233"/>
      <text:p text:style-name="P234">var macedonia = [“peras”,”mangos”,”manzanas”];</text:p>
      <text:p text:style-name="P235"/>
      <text:p text:style-name="P236">Escribe una expresión que añada el valor<text:s/>“naranjas”<text:s/>a continuación de la última posición existente del array.</text:p>
      <text:p text:style-name="P237"/>
      <text:p text:style-name="P238"/>
      <text:p text:style-name="P239"><text:s/></text:p>
      <text:p text:style-name="P240">10.El siguiente script tiene 3 errores.<text:s/>Marca los errores.</text:p>
      <text:p text:style-name="P241">&lt;script&gt;<text:s/></text:p>
      <text:p text:style-name="P242"/>
      <text:p text:style-name="P243">function saludar[nombre, nuevousuario]{</text:p>
      <text:p text:style-name="P244"/>
      <text:p text:style-name="P245">var frase,</text:p>
      <text:p text:style-name="P246"/>
      <text:p text:style-name="P247">frase = «hola<text:s/>“<text:s/>+ nombre;</text:p>
      <text:p text:style-name="P248"/>
      <text:p text:style-name="P249">return frase;</text:p>
      <text:p text:style-name="P250"/>
      <text:p text:style-name="P251">}</text:p>
      <text:p text:style-name="P252"/>
      <text:p text:style-name="P253">var oracion;</text:p>
      <text:p text:style-name="P254"/>
      <text:p text:style-name="P255">oracion = saludar(“pedro”);</text:p>
      <text:p text:style-name="P256"/>
      <text:p text:style-name="P257">document.write(oracion);</text:p>
      <text:p text:style-name="P258"/>
      <text:p text:style-name="P259">&lt;/script&gt;</text:p>
      <text:p text:style-name="P260"/>
      <text:p text:style-name="P261"/>
      <text:p text:style-name="Normal"><text:span text:style-name="T262"><text:s/></text:span></text:p>
      <text:p text:style-name="P263">11. ¿Cuál será el valor que se escribirá en el documento web?</text:p>
      <text:p text:style-name="P264"/>
      <text:p text:style-name="P265">for(z=5;z&lt;12;z++){</text:p>
      <text:p text:style-name="P266"/>
      <text:p text:style-name="P267">//instrucciones</text:p>
      <text:p text:style-name="P268"/>
      <text:p text:style-name="P269">}</text:p>
      <text:p text:style-name="P270"/>
      <text:p text:style-name="P271">document.write(z);</text:p>
      <text:p text:style-name="P272"/>
      <text:p text:style-name="P273">a)11</text:p>
      <text:p text:style-name="P274"/>
      <text:p text:style-name="P275">b)12</text:p>
      <text:p text:style-name="P276"/>
      <text:p text:style-name="P277">c)13</text:p>
      <text:p text:style-name="P278"/>
      <text:p text:style-name="P279">d)5</text:p>
      <text:p text:style-name="P280"/>
      <text:soft-page-break/>
      <text:p text:style-name="P281"><text:s/></text:p>
      <text:p text:style-name="P282"/>
      <text:p text:style-name="P283">12. ¿Qué información se mostrará en el documento web?</text:p>
      <text:p text:style-name="P284"/>
      <text:p text:style-name="P285">var consulta = «peras”;</text:p>
      <text:p text:style-name="P286"/>
      <text:p text:style-name="P287">var precioConsultado = 0;</text:p>
      <text:p text:style-name="P288"/>
      <text:p text:style-name="P289">if(consulta==“manzanas”){</text:p>
      <text:p text:style-name="P290"/>
      <text:p text:style-name="P291">precioConsultado = «2.55€/kg”;</text:p>
      <text:p text:style-name="P292"/>
      <text:p text:style-name="P293">}else if(consulta==“plátanos”){</text:p>
      <text:p text:style-name="P294"/>
      <text:p text:style-name="P295">precioConsultado = «3.50€/kg”;</text:p>
      <text:p text:style-name="P296"/>
      <text:p text:style-name="P297">}else{</text:p>
      <text:p text:style-name="P298"/>
      <text:p text:style-name="P299">precioConsultado =“Error”;</text:p>
      <text:p text:style-name="P300"/>
      <text:p text:style-name="P301">};</text:p>
      <text:p text:style-name="P302"/>
      <text:p text:style-name="P303">document.write(precioConsultado);</text:p>
      <text:p text:style-name="P304"/>
      <text:p text:style-name="P305">a) 2.55€/kg</text:p>
      <text:p text:style-name="P306"/>
      <text:p text:style-name="P307">b) 3.50€/kg</text:p>
      <text:p text:style-name="P308"/>
      <text:p text:style-name="P309">c) precioConsultado</text:p>
      <text:p text:style-name="P310"/>
      <text:p text:style-name="P311">d) Error</text:p>
      <text:p text:style-name="P312"/>
      <text:p text:style-name="P313"><text:s/></text:p>
      <text:p text:style-name="P314"/>
      <text:p text:style-name="P315">13. Se dispone del siguiente script</text:p>
      <text:p text:style-name="P316"/>
      <text:p text:style-name="P317">&lt;script&gt;</text:p>
      <text:p text:style-name="P318"/>
      <text:p text:style-name="P319">var Fruta =<text:s/>“guapo”;</text:p>
      <text:p text:style-name="P320"/>
      <text:p text:style-name="P321">var fruta =<text:s/>“guapa”;</text:p>
      <text:p text:style-name="P322"/>
      <text:p text:style-name="P323">console.log(«La palabra mágica es:<text:s/>“<text:s/>+ “Fruta”);</text:p>
      <text:p text:style-name="P324"/>
      <text:p text:style-name="P325">&lt;/script&gt;</text:p>
      <text:p text:style-name="P326"/>
      <text:p text:style-name="P327">¿Qué se escribirá por la consola del navegador?</text:p>
      <text:p text:style-name="P328"/>
      <text:p text:style-name="P329">a) guapo</text:p>
      <text:p text:style-name="P330"/>
      <text:p text:style-name="P331">b) guapa</text:p>
      <text:p text:style-name="P332"/>
      <text:p text:style-name="P333">c) Fruta</text:p>
      <text:p text:style-name="P334"/>
      <text:p text:style-name="P335">d) fruta</text:p>
      <text:p text:style-name="P336"/>
      <text:p text:style-name="P337"><text:s/></text:p>
      <text:p text:style-name="P338"/>
      <text:p text:style-name="P339"/>
      <text:p text:style-name="P340"/>
      <text:p text:style-name="P341"/>
      <text:p text:style-name="P342"/>
      <text:p text:style-name="P343"/>
      <text:soft-page-break/>
      <text:p text:style-name="P344">14. Imagina que estás auditando una extensa web de un medio de noticias y en un momento determinado necesitas extraer información del bloque de código.</text:p>
      <text:p text:style-name="P345"/>
      <text:p text:style-name="P346"><text:s/>&lt;section class=“importante noticia”<text:s/>id=“internacional”&gt;…&lt;/section&gt;</text:p>
      <text:p text:style-name="P347"/>
      <text:p text:style-name="P348">¿Qué expresión javascript te ayudaría más en tu cometido? Ten en cuenta que desconoces si hay más sections antes o después del fragmento que quieres capturar.</text:p>
      <text:p text:style-name="P349"/>
      <text:p text:style-name="P350">a)document.getElementById(“internacional”)</text:p>
      <text:p text:style-name="P351"/>
      <text:p text:style-name="P352">b)document.getElementById(“#internacional”);</text:p>
      <text:p text:style-name="P353"/>
      <text:p text:style-name="P354">c)document.querySelectorAll(“#internacional”)[1]</text:p>
      <text:p text:style-name="P355"/>
      <text:p text:style-name="P356">d)document.getElementsByClassName(“importante”)[2];</text:p>
      <text:p text:style-name="P357"/>
      <text:p text:style-name="P358"><text:s/></text:p>
      <text:p text:style-name="P359"/>
      <text:p text:style-name="P360">15<text:s/>¿Qué contenido hay en la ventana emergente activada por este script?</text:p>
      <text:p text:style-name="P361">function test(a,b){</text:p>
      <text:p text:style-name="P362"/>
      <text:p text:style-name="P363">if(a&lt;b){</text:p>
      <text:p text:style-name="P364"/>
      <text:p text:style-name="P365">return a/b;</text:p>
      <text:p text:style-name="P366"/>
      <text:p text:style-name="P367">}else{</text:p>
      <text:p text:style-name="P368"/>
      <text:p text:style-name="P369">return a*b;</text:p>
      <text:p text:style-name="P370"/>
      <text:p text:style-name="P371">}}</text:p>
      <text:p text:style-name="P372"/>
      <text:p text:style-name="P373">window.alert(test(5,10));</text:p>
      <text:p text:style-name="P374"/>
      <text:p text:style-name="P375">a) <text:s/>0.5</text:p>
      <text:p text:style-name="P376"/>
      <text:p text:style-name="P377">b) <text:s/>“510”</text:p>
      <text:p text:style-name="P378"/>
      <text:p text:style-name="P379">c) 2</text:p>
      <text:p text:style-name="P380"/>
      <text:p text:style-name="P381">d) 50</text:p>
      <text:p text:style-name="P382"/>
      <text:p text:style-name="P3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widows="0" fo:orphans="0" style:snap-to-layout-grid="false" fo:text-align="center" fo:margin-top="0.1666in" fo:margin-bottom="0.118in" fo:line-height="120%"/>
      <style:text-properties fo:font-weight="bold" style:font-weight-asian="bold" fo:font-size="18pt" style:font-size-asian="18pt" style:font-size-complex="10pt" style:rfc-language-tag="es-ES_tradnl" fo:language="es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/>
      <style:text-properties style:font-name="Cambria" style:font-name-asian="Times New Roman" style:font-name-complex="Times New Roman" fo:color="#243F60" fo:hyphenate="false"/>
    </style:style>
    <style:style style:name="Normal" style:display-name="Normal" style:family="paragraph">
      <style:text-properties style:font-name="Arial" fo:font-size="12pt" style:font-size-asian="12pt" style:font-size-complex="12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text-align="justify"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style:language-asian="en" style:country-asian="US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Title" style:display-name="Title" style:family="paragraph" style:parent-style-name="Normal">
      <style:paragraph-properties fo:text-align="center"/>
      <style:text-properties fo:font-weight="bold" style:font-weight-asian="bold" fo:font-size="16pt" style:font-size-asian="16pt" style:font-size-complex="10pt" fo:hyphenate="false"/>
    </style:style>
    <style:style style:name="TitleChar" style:display-name="Title Char" style:family="text" style:parent-style-name="DefaultParagraphFont">
      <style:text-properties style:font-name="Arial" fo:font-weight="bold" style:font-weight-asian="bold" fo:font-size="16pt" style:font-size-asian="16pt"/>
    </style:style>
    <style:style style:name="Heading4Char" style:display-name="Heading 4 Char" style:family="text" style:parent-style-name="DefaultParagraphFont">
      <style:text-properties style:font-name="Arial" fo:font-weight="bold" style:font-weight-asian="bold" fo:font-size="18pt" style:font-size-asian="18pt" style:rfc-language-tag="es-ES_tradnl" fo:language="es"/>
    </style:style>
    <style:style style:name="A1" style:display-name="A1" style:family="text">
      <style:text-properties fo:color="#000000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Arial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Arial" fo:font-weight="bold" style:font-weight-asian="bold" style:font-weight-complex="bold"/>
    </style:style>
    <style:style style:name="Revision" style:display-name="Revision" style:family="paragraph">
      <style:text-properties style:font-name="Arial" fo:font-size="12pt" style:font-size-asian="12pt" style:font-size-complex="12pt" fo:hyphenate="false"/>
    </style:style>
    <style:style style:name="BodyText" style:display-name="Body Text" style:family="paragraph" style:parent-style-name="Normal">
      <style:paragraph-properties style:text-autospace="none" fo:margin-left="1.059in">
        <style:tab-stops/>
      </style:paragraph-properties>
      <style:text-properties style:font-name-complex="Arial" fo:font-size="4.5pt" style:font-size-asian="4.5pt" style:font-size-complex="4.5pt" fo:hyphenate="false"/>
    </style:style>
    <style:style style:name="BodyTextChar" style:display-name="Body Text Char" style:family="text" style:parent-style-name="DefaultParagraphFont">
      <style:text-properties style:font-name="Arial" style:font-name-complex="Arial" fo:font-size="4.5pt" style:font-size-asian="4.5pt" style:font-size-complex="4.5pt"/>
    </style:style>
    <style:style style:name="Estilo1" style:display-name="Estilo1" style:family="text" style:parent-style-name="DefaultParagraphFont">
      <style:text-properties fo:font-weight="bold" style:font-weight-asian="bold"/>
    </style:style>
    <style:style style:name="Estilo2" style:display-name="Estilo2" style:family="text" style:parent-style-name="DefaultParagraphFont">
      <style:text-properties fo:font-weight="bold" style:font-weight-asian="bold"/>
    </style:style>
    <style:style style:name="Estilo3" style:display-name="Estilo3" style:family="text" style:parent-style-name="DefaultParagraphFont">
      <style:text-properties fo:font-weight="bold" style:font-weight-asian="bold"/>
    </style:style>
    <style:style style:name="Estilo4" style:display-name="Estilo4" style:family="text" style:parent-style-name="DefaultParagraphFont">
      <style:text-properties fo:font-weight="bold" style:font-weight-asian="bold"/>
    </style:style>
    <style:style style:name="Estilo5" style:display-name="Estilo5" style:family="text" style:parent-style-name="DefaultParagraphFont">
      <style:text-properties style:font-name="Arial" fo:font-weight="bold" style:font-weight-asian="bold" fo:font-style="italic" style:font-style-asian="italic" fo:font-size="12pt" style:font-size-asian="12pt"/>
    </style:style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>
      <style:text-properties style:font-name="Arial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 fo:font-size="12pt" style:font-size-asian="12pt" style:font-size-complex="12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Estilo6" style:display-name="Estilo6" style:family="text" style:parent-style-name="DefaultParagraphFont">
      <style:text-properties fo:font-weight="bold" style:font-weight-asian="bold" style:use-window-font-color="true"/>
    </style:style>
    <style:style style:name="Estilo7" style:display-name="Estilo7" style:family="text" style:parent-style-name="DefaultParagraphFont">
      <style:text-properties fo:font-weight="bold" style:font-weight-asian="bold" fo:color="#000000"/>
    </style:style>
    <style:style style:name="Estilo8" style:display-name="Estilo8" style:family="text" style:parent-style-name="DefaultParagraphFont">
      <style:text-properties style:font-name="Arial" fo:font-weight="bold" style:font-weight-asian="bold" fo:color="#000000" fo:font-size="10pt" style:font-size-asian="10pt"/>
    </style:style>
    <style:style style:name="PlainText" style:display-name="Plain Text" style:family="paragraph" style:parent-style-name="Normal">
      <style:text-properties style:font-name="Calibri" style:font-name-asian="Calibri" style:font-name-complex="Times New Roman" fo:font-size="11pt" style:font-size-asian="11pt" style:font-size-complex="10.5pt" fo:language="en" fo:country="US" style:language-asian="en" style:country-asian="US" fo:hyphenate="false"/>
    </style:style>
    <style:style style:name="PlainTextChar" style:display-name="Plain Text Char" style:family="text" style:parent-style-name="DefaultParagraphFont">
      <style:text-properties style:font-name="Calibri" style:font-name-asian="Calibri" style:font-name-complex="Times New Roman" fo:font-size="11pt" style:font-size-asian="11pt" style:font-size-complex="10.5pt" fo:language="en" fo:country="US" style:language-asian="en" style:country-asian="US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fo:language="en" fo:country="US" style:language-asian="en" style:country-asian="US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4" style:num-format=""/>
      <text:outline-level-style text:level="5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gradient draw:name="a3" draw:style="axial" draw:angle="0" draw:start-color="#8064a2" draw:end-color="#b3a2c7" draw:start-intensity="100%" draw:end-intensity="100%"/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958in" fo:margin-left="0.8861in" fo:margin-bottom="0.2118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513in"/>
      </style:header-style>
      <style:footer-style>
        <style:header-footer-properties style:dynamic-spacing="true" fo:min-height="0.1826in"/>
      </style:footer-style>
    </style:page-layout>
    <style:style style:name="P2" style:parent-style-name="Header" style:family="paragraph">
      <style:paragraph-properties fo:text-align="end">
        <style:tab-stops>
          <style:tab-stop style:type="center" style:position="3.3951in"/>
          <style:tab-stop style:type="right" style:position="6.7909in"/>
        </style:tab-stops>
      </style:paragraph-properties>
    </style:style>
    <style:style style:name="T3" style:parent-style-name="DefaultParagraphFont" style:family="text">
      <style:text-properties fo:font-size="8pt" style:font-size-asian="8pt" style:font-size-complex="8pt"/>
    </style:style>
    <style:style style:name="T4" style:parent-style-name="DefaultParagraphFont" style:family="text">
      <style:text-properties fo:font-size="8pt" style:font-size-asian="8pt" style:font-size-complex="8pt"/>
    </style:style>
    <style:style style:name="T5" style:parent-style-name="DefaultParagraphFont" style:family="text">
      <style:text-properties fo:font-size="8pt" style:font-size-asian="8pt" style:font-size-complex="8pt"/>
    </style:style>
    <style:style style:name="T6" style:parent-style-name="DefaultParagraphFont" style:family="text">
      <style:text-properties fo:font-size="8pt" style:font-size-asian="8pt" style:font-size-complex="8pt"/>
    </style:style>
    <style:style style:name="T7" style:parent-style-name="DefaultParagraphFont" style:family="text">
      <style:text-properties fo:font-size="8pt" style:font-size-asian="8pt" style:font-size-complex="8pt"/>
    </style:style>
    <style:style style:name="T8" style:parent-style-name="DefaultParagraphFont" style:family="text">
      <style:text-properties fo:font-size="8pt" style:font-size-asian="8pt" style:font-size-complex="8pt"/>
    </style:style>
    <style:style style:name="T9" style:parent-style-name="DefaultParagraphFont" style:family="text">
      <style:text-properties fo:font-size="8pt" style:font-size-asian="8pt" style:font-size-complex="8pt"/>
    </style:style>
    <style:style style:name="T10" style:parent-style-name="DefaultParagraphFont" style:family="text">
      <style:text-properties fo:font-size="8pt" style:font-size-asian="8pt" style:font-size-complex="8pt"/>
    </style:style>
    <style:style style:name="T11" style:parent-style-name="DefaultParagraphFont" style:family="text">
      <style:text-properties fo:font-size="8pt" style:font-size-asian="8pt" style:font-size-complex="8pt"/>
    </style:style>
    <style:style style:name="T12" style:parent-style-name="DefaultParagraphFont" style:family="text">
      <style:text-properties fo:font-size="8pt" style:font-size-asian="8pt" style:font-size-complex="8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><draw:frame draw:style-name="a0" draw:name="Imagen 5" text:anchor-type="as-char" svg:x="0in" svg:y="0in" svg:width="2.32278in" svg:height="0.70003in" style:rel-width="scale" style:rel-height="scale"><draw:image xlink:href="media/image1.jpeg" xlink:type="simple" xlink:show="embed" xlink:actuate="onLoad"/><svg:title/><svg:desc/></draw:frame><text:s text:c="17"/><text:tab/><draw:frame draw:style-name="a1" draw:name="Imagen 7" text:anchor-type="as-char" svg:x="0in" svg:y="0in" svg:width="2.23276in" svg:height="0.67872in" style:rel-width="scale" style:rel-height="scale"><draw:image xlink:href="media/image2.jpeg" xlink:type="simple" xlink:show="embed" xlink:actuate="onLoad"/><svg:title/><svg:desc/></draw:frame><text:tab/><draw:frame draw:style-name="a2" draw:name="Imagen 4" text:anchor-type="as-char" svg:x="0in" svg:y="0in" svg:width="1.03472in" svg:height="0.59306in" style:rel-width="scale" style:rel-height="scale"><draw:image xlink:href="media/image3.jpeg" xlink:type="simple" xlink:show="embed" xlink:actuate="onLoad"/><svg:title/><svg:desc>FSE</svg:desc></draw:frame></text:p>
      </style:header>
      <style:footer>
        <text:p text:style-name="Footer"><text:span text:style-name="T3">SEN28 Informe de Prueba Teórica <text:s text:c="7"/>FECHA DE CREACIÓN <text:s/></text:span><text:span text:style-name="T4">03</text:span><text:span text:style-name="T5">/0</text:span><text:span text:style-name="T6">2</text:span><text:span text:style-name="T7">/</text:span><text:span text:style-name="T8">2022</text:span><text:span text:style-name="T9"><text:s text:c="2"/></text:span><text:span text:style-name="T10"><text:s text:c="31"/></text:span><text:span text:style-name="T11"><text:s text:c="5"/></text:span><text:span text:style-name="T12"><text:s text:c="30"/>Modelo 2202FO3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Certificación CP9</dc:title>
    <dc:subject>Modelo de certificación</dc:subject>
    <meta:initial-creator>JMG052</meta:initial-creator>
    <dc:creator>José Manuel Aroca Fernández</dc:creator>
    <meta:creation-date>2022-04-22T14:52:00Z</meta:creation-date>
    <dc:date>2022-04-22T14:52:00Z</dc:date>
    <meta:print-date>2022-04-22T14:51:00Z</meta:print-date>
    <meta:template xlink:href="Normal.dotm" xlink:type="simple"/>
    <meta:editing-cycles>2</meta:editing-cycles>
    <meta:editing-duration>PT60S</meta:editing-duration>
    <meta:document-statistic meta:page-count="5" meta:paragraph-count="8" meta:word-count="660" meta:character-count="4418" meta:row-count="31" meta:non-whitespace-character-count="3766"/>
  </office:meta>
</office:document-meta>
</file>